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7cm" fo:text-align="center" style:justify-single-word="false" fo:text-indent="0cm" style:auto-text-indent="false"/>
    </style:style>
    <style:style style:name="P2" style:family="paragraph" style:parent-style-name="Standard">
      <style:paragraph-properties style:line-height-at-least="0.176cm" fo:orphans="0" fo:widows="0"/>
      <style:text-properties style:font-name="Calibri" fo:font-size="12pt" fo:language="en" fo:country="US" style:font-size-asian="12pt"/>
    </style:style>
    <style:style style:name="P3" style:family="paragraph" style:parent-style-name="Standard">
      <style:paragraph-properties style:line-height-at-least="0.176cm" fo:orphans="0" fo:widows="0"/>
      <style:text-properties style:text-position="0% 100%" style:font-name="Calibri" fo:font-size="12pt" fo:language="en" fo:country="US" officeooo:rsid="0046c544" style:font-size-asian="12pt"/>
    </style:style>
    <style:style style:name="P4" style:family="paragraph" style:parent-style-name="Standard">
      <style:paragraph-properties style:line-height-at-least="0.176cm" fo:orphans="0" fo:widows="0"/>
    </style:style>
    <style:style style:name="P5" style:family="paragraph" style:parent-style-name="Standard">
      <style:paragraph-properties style:line-height-at-least="0.176cm" fo:orphans="0" fo:widows="0"/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P6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P7" style:family="paragraph" style:parent-style-name="Standard">
      <style:paragraph-properties fo:line-height="115%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P8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4a1d75" officeooo:paragraph-rsid="0050854f" style:font-size-asian="12pt" style:font-weight-asian="normal"/>
    </style:style>
    <style:style style:name="P9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paragraph-rsid="0052332c" style:font-size-asian="12pt" style:font-weight-asian="normal"/>
    </style:style>
    <style:style style:name="P10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6111ef"/>
    </style:style>
    <style:style style:name="P11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55ee8e"/>
    </style:style>
    <style:style style:name="P12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paragraph-rsid="005536b4" style:font-size-asian="12pt" style:font-weight-asian="normal"/>
    </style:style>
    <style:style style:name="P13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6c3089" officeooo:paragraph-rsid="006c3089" style:font-size-asian="12pt" style:font-weight-asian="normal"/>
    </style:style>
    <style:style style:name="P14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704ea8"/>
    </style:style>
    <style:style style:name="P15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25304d"/>
    </style:style>
    <style:style style:name="P16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6c5eb7"/>
    </style:style>
    <style:style style:name="P17" style:family="paragraph" style:parent-style-name="Standard">
      <style:paragraph-properties style:line-height-at-least="0.176cm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fo:background-color="#c0c0c0" style:font-size-asian="12pt" style:font-weight-asian="normal"/>
    </style:style>
    <style:style style:name="P18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officeooo:rsid="00344763" style:font-size-asian="14pt" style:font-weight-asian="bold"/>
    </style:style>
    <style:style style:name="P19" style:family="paragraph" style:parent-style-name="Standard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P20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b15ed" style:font-size-asian="12pt" style:font-weight-asian="bold"/>
    </style:style>
    <style:style style:name="P21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officeooo:paragraph-rsid="002b8d4b"/>
    </style:style>
    <style:style style:name="P22" style:family="paragraph" style:parent-style-name="Standard" style:list-style-name="L1" style:master-page-name="">
      <loext:graphic-properties draw:fill="none"/>
      <style:paragraph-properties fo:margin-left="3.81cm" fo:margin-right="0cm" fo:line-height="105%" fo:text-indent="-3.81cm" style:auto-text-indent="false" style:page-number="auto" fo:background-color="transparent"/>
      <style:text-properties officeooo:paragraph-rsid="002b8d4b"/>
    </style:style>
    <style:style style:name="P23" style:family="paragraph" style:parent-style-name="Standard" style:list-style-name="L1">
      <style:paragraph-properties fo:margin-left="3.81cm" fo:line-height="105%" fo:text-indent="-3.81cm" style:auto-text-indent="false"/>
      <style:text-properties officeooo:paragraph-rsid="0064f7ac"/>
    </style:style>
    <style:style style:name="P24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officeooo:paragraph-rsid="006a05c6"/>
    </style:style>
    <style:style style:name="P25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officeooo:paragraph-rsid="0068ae10"/>
    </style:style>
    <style:style style:name="P26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cf373" style:font-size-asian="12pt" style:font-weight-asian="bold"/>
    </style:style>
    <style:style style:name="P27" style:family="paragraph" style:parent-style-name="Standard" style:list-style-name="L1" style:master-page-name="">
      <loext:graphic-properties draw:fill="none"/>
      <style:paragraph-properties fo:margin-left="3.81cm" fo:margin-right="0cm" fo:line-height="100%" fo:orphans="0" fo:widows="0" fo:text-indent="-3.81cm" style:auto-text-indent="false" style:page-number="auto" fo:background-color="transparent"/>
      <style:text-properties officeooo:paragraph-rsid="002b8d4b"/>
    </style:style>
    <style:style style:name="P28" style:family="paragraph" style:parent-style-name="Standard" style:list-style-name="L1">
      <style:paragraph-properties fo:margin-left="3.81cm" fo:line-height="105%" fo:text-indent="-3.81cm" style:auto-text-indent="false"/>
      <style:text-properties officeooo:paragraph-rsid="002b8d4b"/>
    </style:style>
    <style:style style:name="P29" style:family="paragraph" style:parent-style-name="Standard" style:list-style-name="L1">
      <style:paragraph-properties fo:margin-left="3.81cm" fo:line-height="105%" fo:text-indent="-3.81cm" style:auto-text-indent="false"/>
      <style:text-properties officeooo:paragraph-rsid="0058d7b0"/>
    </style:style>
    <style:style style:name="P30" style:family="paragraph" style:parent-style-name="Standard" style:list-style-name="L1">
      <style:paragraph-properties fo:margin-left="3.81cm" fo:line-height="105%" fo:text-indent="-3.81cm" style:auto-text-indent="false"/>
      <style:text-properties fo:color="#00000a" loext:opacity="100%" fo:letter-spacing="0.009cm" fo:font-weight="normal" officeooo:rsid="000aaf97" officeooo:paragraph-rsid="002b8d4b" style:font-weight-asian="normal"/>
    </style:style>
    <style:style style:name="P31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32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3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34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officeooo:paragraph-rsid="0036fd26"/>
    </style:style>
    <style:style style:name="P36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officeooo:paragraph-rsid="0036fd26"/>
    </style:style>
    <style:style style:name="P37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>
        <style:tab-stops>
          <style:tab-stop style:position="0.635cm"/>
        </style:tab-stops>
      </style:paragraph-properties>
      <style:text-properties officeooo:paragraph-rsid="002b8d4b"/>
    </style:style>
    <style:style style:name="P38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rsid="002bead1" officeooo:paragraph-rsid="002bead1" style:font-size-asian="12pt" style:font-weight-asian="bold"/>
    </style:style>
    <style:style style:name="P39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ead1" officeooo:paragraph-rsid="002bead1" style:font-size-asian="12pt" style:font-weight-asian="normal" style:font-weight-complex="normal"/>
    </style:style>
    <style:style style:name="P40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officeooo:paragraph-rsid="002bead1"/>
    </style:style>
    <style:style style:name="P41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paragraph-rsid="002bead1" style:font-size-asian="12pt" style:font-weight-asian="normal"/>
    </style:style>
    <style:style style:name="P42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ead1" officeooo:paragraph-rsid="003b7ac8" style:font-size-asian="12pt" style:font-weight-asian="bold"/>
    </style:style>
    <style:style style:name="P4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2bead1"/>
    </style:style>
    <style:style style:name="P44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2bead1" style:font-size-asian="12pt" style:font-weight-asian="bold"/>
    </style:style>
    <style:style style:name="P45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6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3c2ea2"/>
    </style:style>
    <style:style style:name="P47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3c2ea2" style:font-size-asian="12pt" style:font-weight-asian="bold"/>
    </style:style>
    <style:style style:name="P48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9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111111" loext:opacity="100%" style:font-name="Calibri" fo:font-size="12pt" fo:letter-spacing="0.009cm" fo:language="en" fo:country="US" style:text-underline-style="none" fo:font-weight="normal" officeooo:rsid="002dcd1e" officeooo:paragraph-rsid="003c2ea2" style:font-size-asian="12pt" style:font-weight-asian="normal"/>
    </style:style>
    <style:style style:name="P50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paragraph-rsid="003c2ea2" style:font-size-asian="12pt" style:font-weight-asian="bold"/>
    </style:style>
    <style:style style:name="T1" style:family="text">
      <style:text-properties style:font-name="Calibri" fo:font-size="16pt" fo:language="en" fo:country="US" style:font-size-asian="16pt"/>
    </style:style>
    <style:style style:name="T2" style:family="text">
      <style:text-properties style:font-name="Calibri" fo:font-size="12pt" fo:language="en" fo:country="US" style:font-size-asian="12pt"/>
    </style:style>
    <style:style style:name="T3" style:family="text">
      <style:text-properties style:use-window-font-color="true" loext:opacity="0%" style:font-name="Calibri" fo:font-size="12pt" fo:letter-spacing="normal" fo:language="en" fo:country="US" fo:font-weight="normal" style:font-size-asian="12pt" style:font-weight-asian="normal"/>
    </style:style>
    <style:style style:name="T4" style:family="text">
      <style:text-properties fo:color="#000000" loext:opacity="100%" style:font-name="Calibri" fo:font-size="12pt" fo:letter-spacing="0.009cm" fo:language="en" fo:country="US" fo:font-weight="bold" style:font-size-asian="12pt" style:font-weight-asian="bold"/>
    </style:style>
    <style:style style:name="T5" style:family="text">
      <style:text-properties fo:color="#4a442a" loext:opacity="100%" style:font-name="Calibri" fo:font-size="12pt" fo:letter-spacing="0.009cm" fo:language="en" fo:country="US" fo:font-weight="bold" style:font-size-asian="12pt" style:font-weight-asian="bold"/>
    </style:style>
    <style:style style:name="T6" style:family="text">
      <style:text-properties fo:color="#4a442a" loext:opacity="100%" style:font-name="Calibri" fo:font-size="12pt" fo:letter-spacing="0.009cm" fo:language="en" fo:country="US" fo:font-weight="normal" style:font-size-asian="12pt" style:font-weight-asian="normal"/>
    </style:style>
    <style:style style:name="T7" style:family="text">
      <style:text-properties fo:color="#111111" loext:opacity="100%" style:font-name="Calibri" fo:font-size="12pt" fo:letter-spacing="0.009cm" fo:language="en" fo:country="US" fo:font-weight="bold" style:font-size-asian="12pt" style:font-weight-asian="bold"/>
    </style:style>
    <style:style style:name="T8" style:family="text"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T9" style:family="text">
      <style:text-properties style:use-window-font-color="true" loext:opacity="0%" style:font-name="Calibri" fo:font-size="14pt" fo:letter-spacing="normal" fo:language="en" fo:country="US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T11" style:family="text">
      <style:text-properties officeooo:rsid="004a1d75"/>
    </style:style>
    <style:style style:name="T12" style:family="text">
      <style:text-properties officeooo:rsid="006273ea"/>
    </style:style>
    <style:style style:name="T13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147bc0" style:font-size-asian="12pt" style:font-weight-asian="normal"/>
    </style:style>
    <style:style style:name="T14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565691" style:font-size-asian="12pt" style:font-weight-asian="normal"/>
    </style:style>
    <style:style style:name="T15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55ee8e" style:font-size-asian="12pt" style:font-weight-asian="normal"/>
    </style:style>
    <style:style style:name="T16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483177" style:font-size-asian="12pt" style:font-weight-asian="normal"/>
    </style:style>
    <style:style style:name="T17" style:family="text">
      <style:text-properties officeooo:rsid="0055ee8e"/>
    </style:style>
    <style:style style:name="T18" style:family="text">
      <style:text-properties officeooo:rsid="00483177"/>
    </style:style>
    <style:style style:name="T19" style:family="text">
      <style:text-properties officeooo:rsid="00704ea8"/>
    </style:style>
    <style:style style:name="T20" style:family="text">
      <style:text-properties officeooo:rsid="0070c06e"/>
    </style:style>
    <style:style style:name="T21" style:family="text">
      <style:text-properties officeooo:rsid="00492db1"/>
    </style:style>
    <style:style style:name="T22" style:family="text">
      <style:text-properties style:font-name="Calibri" fo:font-size="12pt" fo:language="en" fo:country="US" officeooo:rsid="004d5491" style:font-size-asian="12pt"/>
    </style:style>
    <style:style style:name="T23" style:family="text">
      <style:text-properties officeooo:rsid="00143891"/>
    </style:style>
    <style:style style:name="T24" style:family="text">
      <style:text-properties officeooo:rsid="000aaf97"/>
    </style:style>
    <style:style style:name="T25" style:family="text">
      <style:text-properties officeooo:rsid="006ffd40"/>
    </style:style>
    <style:style style:name="T26" style:family="text">
      <style:text-properties style:use-window-font-color="true" loext:opacity="0%" style:font-name="Calibri" fo:font-size="12pt" fo:letter-spacing="normal" fo:language="en" fo:country="US" style:text-underline-style="none" fo:font-weight="normal" fo:background-color="#c0c0c0" loext:char-shading-value="0" style:font-size-asian="12pt" style:font-weight-asian="normal"/>
    </style:style>
    <style:style style:name="T27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officeooo:rsid="00344763" style:font-size-asian="14pt" style:font-weight-asian="bold"/>
    </style:style>
    <style:style style:name="T28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T29" style:family="text"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0080" loext:opacity="100%" style:text-underline-style="solid" style:text-underline-width="auto" style:text-underline-color="font-color" fo:font-weight="normal" officeooo:rsid="00351099" style:font-weight-asian="normal" style:font-weight-complex="normal"/>
    </style:style>
    <style:style style:name="T32" style:family="text">
      <style:text-properties fo:color="#0d0d0d" loext:opacity="100%" fo:font-weight="normal" style:font-weight-asian="normal" style:font-weight-complex="normal"/>
    </style:style>
    <style:style style:name="T33" style:family="text">
      <style:text-properties officeooo:rsid="0041c631"/>
    </style:style>
    <style:style style:name="T34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35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36" style:family="text">
      <style:text-properties style:use-window-font-color="true" loext:opacity="0%" style:font-name="Calibri" fo:font-size="12pt" fo:letter-spacing="0.009cm" fo:language="en" fo:country="US" style:text-underline-style="none" fo:font-weight="bold" style:font-size-asian="12pt" style:font-weight-asian="bold"/>
    </style:style>
    <style:style style:name="T37" style:family="text">
      <style:text-properties fo:color="#00000a" loext:opacity="100%" style:font-name="Calibri" fo:font-size="12pt" fo:letter-spacing="0.009cm" fo:language="en" fo:country="US" style:text-underline-style="none" fo:font-weight="bold" style:font-size-asian="12pt" style:font-weight-asian="bold"/>
    </style:style>
    <style:style style:name="T38" style:family="text">
      <style:text-properties style:use-window-font-color="true" loext:opacity="0%" style:font-name="Calibri" fo:font-size="12pt" fo:letter-spacing="normal" fo:language="zxx" fo:country="none" style:text-underline-style="none" fo:font-weight="normal" style:font-size-asian="12pt" style:font-weight-asian="normal"/>
    </style:style>
    <style:style style:name="T39" style:family="text">
      <style:text-properties fo:color="#00000a" loext:opacity="100%" fo:letter-spacing="0.009cm" fo:language="en" fo:country="US" fo:font-weight="bold" style:font-weight-asian="bold"/>
    </style:style>
    <style:style style:name="T40" style:family="text">
      <style:text-properties fo:color="#00000a" loext:opacity="100%" fo:letter-spacing="0.009cm" fo:language="en" fo:country="US" fo:font-weight="bold" officeooo:rsid="0068ae10" style:font-weight-asian="bold"/>
    </style:style>
    <style:style style:name="T41" style:family="text">
      <style:text-properties fo:color="#00000a" loext:opacity="100%" fo:letter-spacing="0.009cm" fo:language="en" fo:country="US" fo:font-weight="bold" officeooo:rsid="0058d7b0" style:font-weight-asian="bold"/>
    </style:style>
    <style:style style:name="T42" style:family="text">
      <style:text-properties fo:color="#00000a" loext:opacity="100%" fo:letter-spacing="0.009cm" fo:language="en" fo:country="US" fo:font-weight="normal" officeooo:rsid="0058d7b0" style:font-weight-asian="normal"/>
    </style:style>
    <style:style style:name="T43" style:family="text">
      <style:text-properties fo:color="#00000a" loext:opacity="100%" fo:letter-spacing="0.009cm" fo:language="en" fo:country="US" fo:font-weight="bold" officeooo:rsid="00575a12" style:font-weight-asian="bold" style:font-weight-complex="bold"/>
    </style:style>
    <style:style style:name="T44" style:family="text">
      <style:text-properties fo:color="#00000a" loext:opacity="100%" fo:letter-spacing="0.009cm" fo:font-weight="normal" style:font-weight-asian="normal"/>
    </style:style>
    <style:style style:name="T45" style:family="text">
      <style:text-properties fo:color="#00000a" loext:opacity="100%" fo:letter-spacing="0.009cm" fo:font-weight="normal" officeooo:rsid="00607d88" style:font-weight-asian="normal"/>
    </style:style>
    <style:style style:name="T46" style:family="text">
      <style:text-properties fo:color="#00000a" loext:opacity="100%" fo:letter-spacing="0.009cm" fo:font-weight="normal" officeooo:rsid="005e5522" style:font-weight-asian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68ae10" style:font-weight-asian="bold" style:font-weight-complex="bold"/>
    </style:style>
    <style:style style:name="T49" style:family="text">
      <style:text-properties fo:font-weight="bold" officeooo:rsid="0064f7ac" style:font-weight-asian="bold" style:font-weight-complex="bold"/>
    </style:style>
    <style:style style:name="T50" style:family="text">
      <style:text-properties fo:font-weight="bold" officeooo:rsid="00575a12" style:font-weight-asian="bold" style:font-weight-complex="bold"/>
    </style:style>
    <style:style style:name="T51" style:family="text">
      <style:text-properties fo:color="#00000a" loext:opacity="100%" fo:letter-spacing="0.009cm" fo:language="en" fo:country="US" fo:font-weight="normal" officeooo:rsid="006a0000" style:font-weight-asian="normal"/>
    </style:style>
    <style:style style:name="T52" style:family="text">
      <style:text-properties officeooo:rsid="006b0f63"/>
    </style:style>
    <style:style style:name="T53" style:family="text">
      <style:text-properties officeooo:rsid="00642a60"/>
    </style:style>
    <style:style style:name="T54" style:family="text">
      <style:text-properties officeooo:rsid="005a475a"/>
    </style:style>
    <style:style style:name="T55" style:family="text">
      <style:text-properties officeooo:rsid="005c1e04"/>
    </style:style>
    <style:style style:name="T56" style:family="text">
      <style:text-properties fo:color="#000080" loext:opacity="100%" style:text-underline-style="solid" style:text-underline-width="auto" style:text-underline-color="font-color" fo:font-weight="normal" style:font-weight-asian="normal" style:font-weight-complex="normal"/>
    </style:style>
    <style:style style:name="T57" style:family="text">
      <style:text-properties style:use-window-font-color="true" loext:opacity="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58" style:family="text">
      <style:text-properties style:use-window-font-color="true" loext:opacity="0%" style:font-name="Calibri" fo:font-size="12pt" fo:letter-spacing="0.009cm" fo:language="en" fo:country="US" style:text-underline-style="none" fo:font-weight="normal" officeooo:rsid="00195801" style:font-size-asian="12pt" style:font-weight-asian="normal"/>
    </style:style>
    <style:style style:name="T59" style:family="text">
      <style:text-properties fo:color="#00000a" loext:opacity="100%" style:font-name="Calibri" fo:font-size="12pt" fo:letter-spacing="0.009cm" fo:language="en" fo:country="US" style:text-underline-style="none" fo:font-weight="bold" officeooo:rsid="0058d7b0" style:font-size-asian="12pt" style:font-weight-asian="bold"/>
    </style:style>
    <style:style style:name="T60" style:family="text">
      <style:text-properties fo:color="#00000a" loext:opacity="100%" style:font-name="Calibri" fo:font-size="12pt" fo:letter-spacing="0.009cm" fo:language="en" fo:country="US" style:text-underline-style="none" fo:font-weight="normal" officeooo:rsid="0018517a" style:font-size-asian="12pt" style:font-weight-asian="normal"/>
    </style:style>
    <style:style style:name="T61" style:family="text">
      <style:text-properties fo:color="#00000a" loext:opacity="100%" style:font-name="Calibri" fo:font-size="12pt" fo:letter-spacing="0.009cm" fo:language="en" fo:country="US" style:text-underline-style="none" fo:font-weight="normal" officeooo:rsid="0058d7b0" style:font-size-asian="12pt" style:font-weight-asian="normal"/>
    </style:style>
    <style:style style:name="T62" style:family="text">
      <style:text-properties fo:color="#00000a" loext:opacity="100%" style:font-name="Calibri" fo:font-size="12pt" fo:letter-spacing="0.009cm" fo:language="en" fo:country="US" style:text-underline-style="none" fo:font-weight="bold" officeooo:rsid="0018517a" style:font-size-asian="12pt" style:font-weight-asian="bold"/>
    </style:style>
    <style:style style:name="T63" style:family="text">
      <style:text-properties fo:color="#00000a" loext:opacity="100%" fo:letter-spacing="0.009cm" fo:font-weight="bold" officeooo:rsid="0025304d" style:font-weight-asian="bold" style:font-weight-complex="bold"/>
    </style:style>
    <style:style style:name="T64" style:family="text">
      <style:text-properties fo:color="#00000a" loext:opacity="100%" fo:letter-spacing="0.009cm" fo:font-weight="bold" style:font-weight-asian="bold" style:font-weight-complex="bold"/>
    </style:style>
    <style:style style:name="T65" style:family="text">
      <style:text-properties fo:color="#00000a" loext:opacity="100%" fo:letter-spacing="0.009cm"/>
    </style:style>
    <style:style style:name="T66" style:family="text">
      <style:text-properties fo:color="#00000a" loext:opacity="100%" fo:letter-spacing="0.009cm" fo:font-weight="normal" officeooo:rsid="0025304d" style:font-weight-asian="normal"/>
    </style:style>
    <style:style style:name="T67" style:family="text">
      <style:text-properties fo:color="#00000a" loext:opacity="100%" fo:letter-spacing="0.009cm" fo:font-weight="normal" officeooo:rsid="0018517a" style:font-weight-asian="normal"/>
    </style:style>
    <style:style style:name="T68" style:family="text">
      <style:text-properties fo:color="#00000a" loext:opacity="100%" fo:letter-spacing="0.009cm" fo:font-weight="normal" officeooo:rsid="000aaf97" style:font-weight-asian="normal"/>
    </style:style>
    <style:style style:name="T69" style:family="text">
      <style:text-properties fo:color="#00000a" loext:opacity="100%" fo:letter-spacing="0.009cm" fo:font-weight="normal" officeooo:rsid="006ffd40" style:font-weight-asian="normal"/>
    </style:style>
    <style:style style:name="T70" style:family="text">
      <style:text-properties fo:color="#00000a" loext:opacity="100%" style:font-name="Calibri" fo:font-size="12pt" fo:letter-spacing="0.009cm" fo:language="en" fo:country="US" style:text-underline-style="none" fo:font-weight="normal" officeooo:rsid="003cb41b" style:font-size-asian="12pt" style:font-weight-asian="normal"/>
    </style:style>
    <style:style style:name="T71" style:family="text">
      <style:text-properties style:use-window-font-color="true" loext:opacity="0%" style:font-name="Calibri" fo:font-size="12pt" fo:letter-spacing="0.009cm" fo:language="zxx" fo:country="none" style:text-underline-style="none" fo:font-weight="normal" style:font-size-asian="12pt" style:font-weight-asian="normal" style:font-weight-complex="normal"/>
    </style:style>
    <style:style style:name="T72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normal"/>
    </style:style>
    <style:style style:name="T73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6fd26" style:font-size-asian="12pt" style:font-weight-asian="normal"/>
    </style:style>
    <style:style style:name="T74" style:family="text">
      <style:text-properties fo:color="#00000a" loext:opacity="100%" style:font-name="Calibri" fo:font-size="12pt" fo:letter-spacing="0.009cm" fo:language="en" fo:country="US" style:text-underline-style="none" fo:font-weight="normal" officeooo:rsid="00292f3a" style:font-size-asian="12pt" style:font-weight-asian="normal"/>
    </style:style>
    <style:style style:name="T75" style:family="text">
      <style:text-properties fo:color="#00000a" loext:opacity="100%" style:font-name="Calibri" fo:font-size="12pt" fo:letter-spacing="0.009cm" fo:language="en" fo:country="US" style:text-underline-style="none" fo:font-weight="bold" officeooo:rsid="0036fd26" style:font-size-asian="12pt" style:font-weight-asian="bold" style:font-weight-complex="bold"/>
    </style:style>
    <style:style style:name="T76" style:family="text">
      <style:text-properties fo:color="#00000a" loext:opacity="100%" style:font-name="Calibri" fo:font-size="12pt" fo:letter-spacing="0.009cm" fo:language="en" fo:country="US" style:text-underline-style="none" fo:font-weight="normal" officeooo:rsid="0036fd26" style:font-size-asian="12pt" style:font-weight-asian="normal" style:font-weight-complex="normal"/>
    </style:style>
    <style:style style:name="T77" style:family="text">
      <style:text-properties fo:color="#00000a" loext:opacity="100%" fo:letter-spacing="0.009cm" fo:font-weight="normal" style:font-weight-asian="normal" style:font-weight-complex="normal"/>
    </style:style>
    <style:style style:name="T78" style:family="text">
      <style:text-properties fo:color="#00000a" loext:opacity="100%" fo:letter-spacing="0.009cm" fo:font-weight="normal" officeooo:rsid="0036fd26" style:font-weight-asian="normal" style:font-weight-complex="normal"/>
    </style:style>
    <style:style style:name="T79" style:family="text">
      <style:text-properties fo:color="#00000a" loext:opacity="100%" fo:letter-spacing="0.009cm" fo:font-weight="normal" officeooo:rsid="0029a2d2" style:font-weight-asian="normal" style:font-weight-complex="normal"/>
    </style:style>
    <style:style style:name="T80" style:family="text">
      <style:text-properties officeooo:rsid="003a0b97"/>
    </style:style>
    <style:style style:name="T81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82" style:family="text">
      <style:text-properties fo:color="#0d0d0d" loext:opacity="100%" fo:letter-spacing="0.009cm"/>
    </style:style>
    <style:style style:name="T83" style:family="text">
      <style:text-properties fo:color="#0d0d0d" loext:opacity="100%" fo:letter-spacing="0.009cm" fo:font-weight="normal" style:font-weight-asian="normal"/>
    </style:style>
    <style:style style:name="T84" style:family="text">
      <style:text-properties fo:color="#0d0d0d" loext:opacity="100%" fo:letter-spacing="0.009cm" officeooo:rsid="003b7ac8"/>
    </style:style>
    <style:style style:name="T85" style:family="text">
      <style:text-properties fo:font-weight="normal" style:font-weight-asian="normal"/>
    </style:style>
    <style:style style:name="T86" style:family="text">
      <style:text-properties fo:color="#000000" loext:opacity="100%" fo:letter-spacing="0.009cm"/>
    </style:style>
    <style:style style:name="T87" style:family="text">
      <style:text-properties fo:color="#000000" loext:opacity="100%" fo:letter-spacing="0.009cm" fo:font-weight="normal" style:font-weight-asian="normal" style:font-weight-complex="normal"/>
    </style:style>
    <style:style style:name="T88" style:family="text">
      <style:text-properties fo:letter-spacing="0.009cm" fo:language="zxx" fo:country="none" fo:font-weight="normal" style:font-weight-asian="normal" style:font-weight-complex="normal"/>
    </style:style>
    <style:style style:name="T89" style:family="text">
      <style:text-properties fo:color="#0d0d0d" loext:opacity="100%" style:font-name="Calibri" fo:font-size="12pt" fo:letter-spacing="0.009cm" fo:language="en" fo:country="US" style:text-underline-style="none" fo:font-weight="normal" officeooo:rsid="003c2ea2" style:font-size-asian="12pt" style:font-weight-asian="normal"/>
    </style:style>
    <style:style style:name="T90" style:family="text">
      <style:text-properties fo:color="#0d0d0d" loext:opacity="100%" style:font-name="Calibri" fo:font-size="12pt" fo:letter-spacing="0.009cm" fo:language="en" fo:country="US" style:text-underline-style="none" fo:font-weight="bold" style:font-size-asian="12pt" style:font-weight-asian="bold" style:font-weight-complex="bold"/>
    </style:style>
    <style:style style:name="T91" style:family="text">
      <style:text-properties fo:color="#000080" loext:opacity="100%" style:font-name="Calibri" fo:font-size="12pt" fo:letter-spacing="0.009cm" fo:language="zxx" fo:country="none" style:text-underline-style="solid" style:text-underline-width="auto" style:text-underline-color="font-color" fo:font-weight="bold" style:font-size-asian="12pt" style:font-weight-asian="bold" style:font-weight-complex="bold"/>
    </style:style>
    <style:style style:name="T92" style:family="text">
      <style:text-properties fo:color="#000080" loext:opacity="100%" style:font-name="Calibri" fo:font-size="12pt" fo:letter-spacing="0.009cm" fo:language="zxx" fo:country="none" style:text-underline-style="none" fo:font-weight="bold" style:font-size-asian="12pt" style:font-weight-asian="bold" style:font-weight-complex="bold"/>
    </style:style>
    <style:style style:name="T93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bold"/>
    </style:style>
    <style:style style:name="T94" style:family="text">
      <style:text-properties style:use-window-font-color="true" loext:opacity="0%" style:font-name="Calibri" fo:font-size="12pt" fo:letter-spacing="normal" fo:language="en" fo:country="US" style:text-underline-style="none" fo:font-weight="bold" officeooo:rsid="003c2ea2" style:font-size-asian="12pt" style:font-weight-asian="bold" style:font-weight-complex="bold"/>
    </style:style>
    <style:style style:name="T95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c2ea2" style:font-size-asian="12pt" style:font-weight-asian="normal" style:font-weight-complex="normal"/>
    </style:style>
    <style:style style:name="T96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97" style:family="text">
      <style:text-properties fo:color="#0d0d0d" loext:opacity="100%" style:font-name="Calibri" fo:font-size="12pt" fo:letter-spacing="0.009cm" fo:language="en" fo:country="US" style:text-underline-style="none" fo:font-weight="normal" officeooo:rsid="00366e99" style:font-size-asian="12pt" style:font-weight-asian="normal" style:font-weight-complex="normal"/>
    </style:style>
    <style:style style:name="T98" style:family="text">
      <style:text-properties fo:color="#0d0d0d" loext:opacity="100%" style:font-name="Calibri" fo:font-size="12pt" fo:letter-spacing="0.009cm" fo:language="en" fo:country="US" style:text-underline-style="none" fo:font-weight="normal" officeooo:rsid="00313a43" style:font-size-asian="12pt" style:font-weight-asian="normal" style:font-weight-complex="normal"/>
    </style:style>
    <style:style style:name="T99" style:family="text">
      <style:text-properties fo:color="#0d0d0d" loext:opacity="100%" fo:letter-spacing="0.009cm" style:font-weight-complex="bold"/>
    </style:style>
    <style:style style:name="T100" style:family="text">
      <style:text-properties fo:color="#000080" loext:opacity="100%" fo:letter-spacing="0.009cm" fo:language="zxx" fo:country="none" style:font-weight-complex="bold"/>
    </style:style>
    <style:style style:name="T101" style:family="text">
      <style:text-properties fo:color="#0563c1" loext:opacity="100%" fo:letter-spacing="0.009cm" fo:language="zxx" fo:country="none" style:font-weight-complex="bold"/>
    </style:style>
    <style:style style:name="T102" style:family="text">
      <style:text-properties fo:color="#0563c1" loext:opacity="100%" fo:letter-spacing="0.009cm" fo:language="zxx" fo:country="none" fo:font-weight="normal" style:font-weight-asian="normal" style:font-weight-complex="normal"/>
    </style:style>
    <style:style style:name="T103" style:family="text">
      <style:text-properties fo:color="#0d0d0d" loext:opacity="100%" fo:letter-spacing="0.009cm" officeooo:rsid="003c2ea2" style:font-weight-complex="bold"/>
    </style:style>
    <style:style style:name="T104" style:family="text">
      <style:text-properties fo:color="#0d0d0d" loext:opacity="100%" fo:letter-spacing="0.009cm" fo:font-weight="normal" officeooo:rsid="003c2ea2" style:font-weight-asian="normal" style:font-weight-complex="normal"/>
    </style:style>
    <style:style style:name="T105" style:family="text">
      <style:text-properties fo:color="#0d0d0d" loext:opacity="100%" fo:letter-spacing="0.009cm" fo:font-weight="normal" style:font-weight-asian="normal" style:font-weight-complex="normal"/>
    </style:style>
    <style:style style:name="T106" style:family="text">
      <style:text-properties fo:color="#0d0d0d" loext:opacity="100%" fo:letter-spacing="0.009cm" fo:font-weight="normal" officeooo:rsid="0035597a" style:font-weight-asian="normal" style:font-weight-complex="normal"/>
    </style:style>
    <style:style style:name="T107" style:family="text">
      <style:text-properties fo:letter-spacing="0.009cm" fo:font-weight="normal" style:font-weight-asian="normal"/>
    </style:style>
    <style:style style:name="T108" style:family="text">
      <style:text-properties fo:letter-spacing="0.009cm" fo:font-weight="normal" officeooo:rsid="003c2ea2" style:font-weight-asian="normal"/>
    </style:style>
    <style:style style:name="T109" style:family="text">
      <style:text-properties fo:letter-spacing="0.009cm" fo:language="zxx" fo:country="none" fo:font-weight="normal" officeooo:rsid="003c2ea2" style:font-weight-asian="normal" style:font-weight-complex="normal"/>
    </style:style>
    <style:style style:name="T110" style:family="text">
      <style:text-properties fo:color="#111111" loext:opacity="100%" fo:letter-spacing="0.009cm" fo:font-weight="normal" officeooo:rsid="002b8d4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VENDRA VASANT KATUKE</text:span></text:p>
      <text:p text:style-name="P2" loext:marker-style-name="T2"/>
      <text:p text:style-name="P3" loext:marker-style-name="T2"/>
      <text:p text:style-name="P4" loext:marker-style-name="T3"><text:span text:style-name="T4">Date of Birth: </text:span><text:span text:style-name="T5"><text:tab/></text:span><text:span text:style-name="T6">24 December 1972, Male, Married</text:span></text:p>
      <text:p text:style-name="P4" loext:marker-style-name="T3"><text:span text:style-name="T7">Education: <text:tab/><text:tab/></text:span><text:span text:style-name="T8">B. Tech. Chemical, Full Time, Nagpur University</text:span></text:p>
      <text:p text:style-name="P4" loext:marker-style-name="T3"><text:span text:style-name="T7">Mobile Number: <text:tab/></text:span><text:span text:style-name="T8">8123406820</text:span></text:p>
      <text:p text:style-name="P4" loext:marker-style-name="T3"><text:span text:style-name="T7">Email: <text:tab/><text:tab/><text:tab/></text:span><text:span text:style-name="T8">devendrakatuke@gmail.com</text:span></text:p>
      <text:p text:style-name="P4" loext:marker-style-name="T8"><text:span text:style-name="T7">PAN: <text:tab/><text:tab/><text:tab/></text:span><text:span text:style-name="T8">AHLPK2640N</text:span></text:p>
      <text:p text:style-name="P5" loext:marker-style-name="T8"/>
      <text:p text:style-name="P6" loext:marker-style-name="T9"/>
      <text:p text:style-name="P6" loext:marker-style-name="T9">Experienced In:<text:span text:style-name="T9"/></text:p>
      <text:p text:style-name="P7" loext:marker-style-name="T10"/>
      <text:list text:style-name="WWNum2">
        <text:list-item>
          <text:p text:style-name="P8" loext:marker-style-name="T10">JavaScript</text:p>
        </text:list-item>
        <text:list-item>
          <text:p text:style-name="P9" loext:marker-style-name="T10"><text:span text:style-name="T11">NodeJS, </text:span>NestJS, Zod, <text:span text:style-name="T12">tRPC</text:span></text:p>
        </text:list-item>
        <text:list-item>
          <text:p text:style-name="P10" loext:marker-style-name="T10">Vitest</text:p>
        </text:list-item>
        <text:list-item>
          <text:p text:style-name="P11" loext:marker-style-name="T10"><text:span text:style-name="T13">D</text:span><text:span text:style-name="T14">g</text:span><text:span text:style-name="T13">raph</text:span><text:span text:style-name="T15">(</text:span><text:span text:style-name="T13">GraphQL</text:span><text:span text:style-name="T15">)</text:span><text:span text:style-name="T13">, </text:span><text:span text:style-name="T16">PostgreSQL</text:span><text:span text:style-name="T15">(</text:span>Knex<text:span text:style-name="T17">),</text:span> <text:span text:style-name="T18">MongoDB</text:span><text:span text:style-name="T17">(</text:span>Mongoose<text:span text:style-name="T17">)</text:span></text:p>
        </text:list-item>
        <text:list-item>
          <text:p text:style-name="P12" loext:marker-style-name="T10">Cassandra, Redis</text:p>
        </text:list-item>
        <text:list-item>
          <text:p text:style-name="P13" loext:marker-style-name="T10">Kafka</text:p>
        </text:list-item>
        <text:list-item>
          <text:p text:style-name="P14" loext:marker-style-name="T10"><text:span text:style-name="T19">Monolith CQRS </text:span><text:span text:style-name="T20">Architecture</text:span><text:span text:style-name="T19">, </text:span><text:span text:style-name="T21">gRPC</text:span></text:p>
        </text:list-item>
        <text:list-item>
          <text:p text:style-name="P15" loext:marker-style-name="T10"><text:span text:style-name="T22">APISIX</text:span><text:span text:style-name="T23">, </text:span><text:span text:style-name="T24">Grafana Labs </text:span><text:span text:style-name="T25">(</text:span><text:span text:style-name="T24">LGTM+</text:span><text:span text:style-name="T25">)</text:span></text:p>
        </text:list-item>
        <text:list-item>
          <text:p text:style-name="P16" loext:marker-style-name="T10">Docker</text:p>
        </text:list-item>
      </text:list>
      <text:p text:style-name="P17" loext:marker-style-name="T26"/>
      <text:p text:style-name="P18" loext:marker-style-name="T9"/>
      <text:p text:style-name="P4" loext:marker-style-name="T9"><text:span text:style-name="T27">Work </text:span><text:span text:style-name="T28">Experience:</text:span></text:p>
      <text:p text:style-name="P19" loext:marker-style-name="T29"/>
      <text:list text:style-name="L1">
        <text:list-item>
          <text:p text:style-name="P20" loext:marker-style-name="T10">Promoter: Keyman ERP <text:span text:style-name="T30">(</text:span><text:a xlink:type="simple" xlink:href="https://keymanerp.com/" text:style-name="Internet_20_link" text:visited-style-name="Visited_20_Internet_20_Link"><text:span text:style-name="T31">https://keymanerp.com/</text:span></text:a><text:span text:style-name="T32">) </text:span><text:span text:style-name="T33">(My Own Project)</text:span></text:p>
          <text:p text:style-name="P21" loext:marker-style-name="T10"><text:span text:style-name="T34">Jan 2023–Till now</text:span></text:p>
          <text:p text:style-name="P22" loext:marker-style-name="T10"><text:span text:style-name="T35">Windows based, ERP Software for Retail and Distribution Businesses.</text:span></text:p>
          <text:p text:style-name="P22" loext:marker-style-name="T10"><text:span text:style-name="T36">Product Demonstration:</text:span><text:span text:style-name="T37"> </text:span><text:a xlink:type="simple" xlink:href="https://youtu.be/-hK4uDI9MHU" text:style-name="Internet_20_link" text:visited-style-name="Visited_20_Internet_20_Link"><text:span text:style-name="T38">https://youtu.be/-hK4uDI9MHU</text:span></text:a></text:p>
          <text:p text:style-name="P23" loext:marker-style-name="T35"><text:span text:style-name="T39">Tech Stack </text:span><text:span text:style-name="T40">1</text:span><text:span text:style-name="T41">: </text:span><text:span text:style-name="T42">VB.Net, DevExpress</text:span><text:span text:style-name="T43">,</text:span><text:span text:style-name="T44"> </text:span><text:span text:style-name="T45">XPO, </text:span><text:span text:style-name="T44">SQLite</text:span><text:span text:style-name="T45"> E</text:span><text:span text:style-name="T46">mbedded</text:span></text:p>
          <text:p text:style-name="P24" loext:marker-style-name="T10"><text:span text:style-name="T47">Tech Stack </text:span><text:span text:style-name="T48">2 </text:span><text:span text:style-name="T49">(</text:span><text:span text:style-name="T48">UI)</text:span><text:span text:style-name="T50">:</text:span> <text:s/><text:span text:style-name="T42">VB.Net, DevExpress, </text:span><text:span text:style-name="T51">gRPC</text:span></text:p>
          <text:p text:style-name="P25" loext:marker-style-name="T10"><text:span text:style-name="T47">Tech Stack </text:span><text:span text:style-name="T48">2 </text:span><text:span text:style-name="T49">(</text:span><text:span text:style-name="T48">Server)</text:span><text:span text:style-name="T50">:</text:span> <text:span text:style-name="T52">NestJS, </text:span><text:span text:style-name="T53">Kafka, </text:span><text:span text:style-name="T54">Cassandra</text:span>, <text:span text:style-name="T55">Dgraph, </text:span>Redis</text:p>
          <text:p text:style-name="P25" loext:marker-style-name="T10"/>
        </text:list-item>
        <text:list-item>
          <text:p text:style-name="P26" loext:marker-style-name="T37">Promoter: eGuruG <text:span text:style-name="T30">(</text:span><text:a xlink:type="simple" xlink:href="https://egurug.com/" text:style-name="Internet_20_link" text:visited-style-name="Visited_20_Internet_20_Link"><text:span text:style-name="T56">https://egurug.com/</text:span></text:a><text:span text:style-name="T32">)</text:span> <text:span text:style-name="T33">(My Own Project)</text:span></text:p>
          <text:p text:style-name="P21" loext:marker-style-name="T37"><text:span text:style-name="T34">Jan 2023–Till now</text:span></text:p>
          <text:p text:style-name="P27" loext:marker-style-name="T57"><text:span text:style-name="T58">Web based </text:span><text:span text:style-name="T57">Micro-Learning, Quizlet, Micro-Payment </text:span><text:span text:style-name="T58">Application.</text:span></text:p>
          <text:p text:style-name="P28" loext:marker-style-name="T10"><text:span text:style-name="T36">Product Demonstration:</text:span><text:span text:style-name="T35"> </text:span><text:a xlink:type="simple" xlink:href="https://youtu.be/mwiGFB4mVeM" text:style-name="Internet_20_link" text:visited-style-name="Visited_20_Internet_20_Link"><text:span text:style-name="T38">https://youtu.be/mwiGFB4mVeM</text:span></text:a></text:p>
          <text:p text:style-name="P29" loext:marker-style-name="T35"><text:span text:style-name="T37">Tech Stack </text:span><text:span text:style-name="T59">(UI)</text:span><text:span text:style-name="T37">: </text:span><text:span text:style-name="T60">ReactJS, </text:span><text:span text:style-name="T61">tRPC</text:span></text:p>
          <text:p text:style-name="P29" loext:marker-style-name="T35"><text:span text:style-name="T62">Tech Stack </text:span><text:span text:style-name="T59">(Server)</text:span><text:span text:style-name="T62">:</text:span><text:span text:style-name="T60"> </text:span><text:span text:style-name="T35">NestJS, </text:span><text:span text:style-name="T61">Zod, tRPC, </text:span><text:span text:style-name="T60">D</text:span><text:span text:style-name="T61">g</text:span><text:span text:style-name="T60">raph, GraphQL, </text:span><text:span text:style-name="T35">Cassandra, Redis</text:span></text:p>
          <text:p text:style-name="P28" loext:marker-style-name="T35"><text:span text:style-name="T63">Infrastructure</text:span><text:span text:style-name="T64">:</text:span><text:span text:style-name="T65"> </text:span><text:span text:style-name="T66">Docker</text:span><text:span text:style-name="T67">, </text:span><text:span text:style-name="T66">APISIX</text:span><text:span text:style-name="T44">, </text:span><text:span text:style-name="T68">Grafana Labs </text:span><text:span text:style-name="T69">(</text:span><text:span text:style-name="T68">LGTM+</text:span><text:span text:style-name="T69">)</text:span></text:p>
          <text:p text:style-name="P30" loext:marker-style-name="T35"/>
        </text:list-item>
        <text:list-item>
          <text:p text:style-name="P31" loext:marker-style-name="T10">Senior Technology Lead @Infosys</text:p>
          <text:p text:style-name="P32" loext:marker-style-name="T10">Nov 2022–Dec 2022</text:p>
        </text:list-item>
        <text:list-item>
          <text:p text:style-name="P33" loext:marker-style-name="T10"><text:soft-page-break/>Senior Technology Lead @HCL Technologies</text:p>
          <text:p text:style-name="P34" loext:marker-style-name="T10">Sep 2021–May 2022</text:p>
          <text:p text:style-name="P35" loext:marker-style-name="T10"><text:span text:style-name="T70">For</text:span><text:span text:style-name="T35"> </text:span><text:span text:style-name="T36">Anheuser-Busch InBev</text:span><text:span text:style-name="T57"> </text:span><text:span text:style-name="T34">(</text:span><text:a xlink:type="simple" xlink:href="https://www.ab-inbev.com/" text:style-name="Internet_20_link" text:visited-style-name="Visited_20_Internet_20_Link"><text:span text:style-name="T71">https://www.ab-inbev.com/</text:span></text:a><text:span text:style-name="T72">)</text:span></text:p>
          <text:p text:style-name="P36" loext:marker-style-name="T10"><text:span text:style-name="T73">Implemented </text:span><text:span text:style-name="T35">Authentication, Calendar, Tasks Management, </text:span><text:span text:style-name="T74">Search, </text:span><text:span text:style-name="T35">Meetings and Business Intelligence.</text:span></text:p>
          <text:p text:style-name="P37" loext:marker-style-name="T10"><text:span text:style-name="T75">Tech Stack: </text:span><text:span text:style-name="T34">ReactJS, TailwindCSS, </text:span><text:span text:style-name="T76">N</text:span><text:span text:style-name="T77">odeJS, Express</text:span><text:span text:style-name="T78">JS</text:span><text:span text:style-name="T77"> </text:span><text:span text:style-name="T79">and</text:span><text:span text:style-name="T77"> Microsoft Graph API</text:span><text:span text:style-name="T44">.</text:span></text:p>
        </text:list-item>
        <text:list-item>
          <text:p text:style-name="P38" loext:marker-style-name="T29">Senior Software Engineer @Pyramid IT Consulting <text:span text:style-name="T80">(WIPRO)</text:span></text:p>
          <text:p text:style-name="P39" loext:marker-style-name="T29">Mar 2019–Jan 2021</text:p>
          <text:p text:style-name="P40" loext:marker-style-name="T10"><text:span text:style-name="T81">I worked at 2 Companies on their payroll:</text:span></text:p>
          <text:p text:style-name="P41" loext:marker-style-name="T10"/>
          <text:p text:style-name="P42" loext:marker-style-name="T29"><text:span text:style-name="T82">1. Hewlett Packard: </text:span><text:span text:style-name="T83">Created an UI for Control Panel for remote monitoring of performance of their servers.</text:span></text:p>
          <text:p text:style-name="P42" loext:marker-style-name="T29"><text:span text:style-name="T83">Wrote </text:span><text:span text:style-name="T82">regression testing </text:span><text:span text:style-name="T83">of UI using </text:span><text:span text:style-name="T82">Galen </text:span><text:span text:style-name="T83">(Java based) framework. Written APIs for their Server Monitoring and Management using </text:span><text:span text:style-name="T82">NodeJS</text:span><text:span text:style-name="T83"> and </text:span><text:span text:style-name="T82">Express</text:span><text:span text:style-name="T84">JS.</text:span></text:p>
          <text:p text:style-name="P43" loext:marker-style-name="T10"><text:span text:style-name="T47">2. HSBC bank: </text:span>I18n <text:span text:style-name="T85">and </text:span>RTL <text:span text:style-name="T85">implementation in existing UI. Helped other teams regarding </text:span>encryption <text:span text:style-name="T85">in old IE9,10 browsers.</text:span></text:p>
        </text:list-item>
        <text:list-item>
          <text:p text:style-name="P44" loext:marker-style-name="T29"><text:span text:style-name="T65">Software Engineer @</text:span><text:span text:style-name="T86">JJ Bytes </text:span><text:span text:style-name="T87">(</text:span><text:a xlink:type="simple" xlink:href="http://jjbytes.com/" text:style-name="Internet_20_link" text:visited-style-name="Visited_20_Internet_20_Link"><text:span text:style-name="T88">http://jjbytes.com/</text:span></text:a><text:span text:style-name="T30">)</text:span></text:p>
          <text:p text:style-name="P45" loext:marker-style-name="T29"><text:span text:style-name="T65">Dec 2017–Jun 2018</text:span></text:p>
          <text:p text:style-name="P43" loext:marker-style-name="T10"><text:span text:style-name="T81">I </text:span><text:span text:style-name="T89">delivered</text:span><text:span text:style-name="T81"> two End-to-End projects here for two Startups:</text:span></text:p>
          <text:p text:style-name="P46" loext:marker-style-name="T10"><text:span text:style-name="T90">1. </text:span><text:a xlink:type="simple" xlink:href="http://www.credifiable.com/" text:style-name="Internet_20_link" text:visited-style-name="Visited_20_Internet_20_Link"><text:span text:style-name="T91">http://www.credifiable.com</text:span></text:a><text:span text:style-name="T92">: </text:span><text:span text:style-name="T93">The business checks the borrowing payback credibility for retail credit of probable customers on behalf of some financial institutions.</text:span></text:p>
          <text:p text:style-name="P46" loext:marker-style-name="T10"><text:span text:style-name="T94">Tech Stack:</text:span><text:span text:style-name="T95"> </text:span><text:span text:style-name="T96">React</text:span><text:span text:style-name="T97">JS</text:span><text:span text:style-name="T96">, Redux, NodeJS and Express</text:span><text:span text:style-name="T98">JS</text:span><text:span text:style-name="T96">.</text:span></text:p>
          <text:p text:style-name="P47" loext:marker-style-name="T29"><text:span text:style-name="T99">2. </text:span><text:a xlink:type="simple" xlink:href="http://www.dialjordan.com/" text:style-name="Internet_20_link" text:visited-style-name="Visited_20_Internet_20_Link"><text:span text:style-name="T100">http://www.dialjordan.com</text:span></text:a><text:span text:style-name="T101">:</text:span><text:span text:style-name="T102"> </text:span><text:span text:style-name="T30">This was a service discovery platform (like Just Dial)</text:span></text:p>
          <text:p text:style-name="P47" loext:marker-style-name="T29"><text:span text:style-name="T103">Tech Stack:</text:span><text:span text:style-name="T104"> </text:span><text:span text:style-name="T105">ExpressJS, MongoDB, KeystoneJS </text:span><text:span text:style-name="T106">and</text:span><text:span text:style-name="T105"> Elastic</text:span><text:span text:style-name="T106">S</text:span><text:span text:style-name="T105">earch</text:span><text:span text:style-name="T30">.</text:span></text:p>
        </text:list-item>
        <text:list-item>
          <text:p text:style-name="P44" loext:marker-style-name="T29"><text:span text:style-name="T65">Software Engineer Orchestrate Systems Pvt. Ltd</text:span><text:span text:style-name="T107"> </text:span><text:span text:style-name="T108">(</text:span><text:a xlink:type="simple" xlink:href="http://www.orchestrate.com/" text:style-name="Internet_20_link" text:visited-style-name="Visited_20_Internet_20_Link"><text:span text:style-name="T88">http://www.orchestrate.com/</text:span></text:a><text:span text:style-name="T109">)</text:span></text:p>
          <text:p text:style-name="P48" loext:marker-style-name="T29">Sep 2015–Jun 2017</text:p>
          <text:p text:style-name="P49" loext:marker-style-name="T29">A CRM Application. </text:p>
          <text:p text:style-name="P50" loext:marker-style-name="T29"><text:span text:style-name="T103">Tech Stack:</text:span><text:span text:style-name="T104"> </text:span><text:span text:style-name="T110">SailsJ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1:45:39.521462700</meta:creation-date>
    <dc:date>2026-01-28T14:49:38.561435700</dc:date>
    <meta:editing-duration>PT6H47M16S</meta:editing-duration>
    <meta:editing-cycles>100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55" meta:word-count="353" meta:character-count="2591" meta:non-whitespace-character-count="2304"/>
  </office:meta>
</office:document-meta>
</file>